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fo:margin-top="0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P6" style:family="paragraph" style:parent-style-name="Standard">
      <style:paragraph-properties fo:break-before="auto" fo:line-height="115%" fo:margin-top="0cm" fo:margin-bottom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P10" style:family="paragraph" style:parent-style-name="Standard">
      <style:paragraph-properties fo:break-before="auto" fo:line-height="115%" fo:margin-top="0cm" fo:margin-bottom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P21" style:family="paragraph" style:parent-style-name="Standard">
      <style:paragraph-properties fo:break-before="auto" fo:line-height="115%" fo:margin-top="0cm" fo:margin-bottom="0cm" style:writing-mode="lr-tb"/>
    </style:style>
    <style:style style:name="T21_1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P29" style:family="paragraph" style:parent-style-name="Standard">
      <style:paragraph-properties fo:break-before="auto" fo:line-height="115%" fo:margin-top="0cm" fo:margin-bottom="0cm" style:writing-mode="lr-tb"/>
    </style:style>
    <style:style style:name="T29_1" style:family="text"/>
    <style:style style:name="T29_2" style:family="text"/>
  </office:automatic-styles>
  <office:body>
    <office:text>
      <text:p text:style-name="P1"><text:span text:style-name="T1_1">Train</text:span><text:span text:style-name="T1_2"><text:s/></text:span><text:span text:style-name="T1_3">CSV</text:span></text:p>
      <text:list text:style-name="LS1" xml:id="list0">
        <text:list-item>
          <text:p text:style-name="P2"><text:span text:style-name="T2_1">Zip</text:span><text:span text:style-name="T2_2"><text:s/></text:span><text:span text:style-name="T2_3">code</text:span><text:span text:style-name="T2_4"><text:s/></text:span><text:span text:style-name="T2_5">from</text:span><text:span text:style-name="T2_6"><text:s/></text:span><text:span text:style-name="T2_7">address</text:span></text:p>
        </text:list-item>
        <text:list-item>
          <text:p text:style-name="P3"><text:span text:style-name="T3_1">Species</text:span><text:span text:style-name="T3_2"><text:s/></text:span><text:span text:style-name="T3_3">that</text:span><text:span text:style-name="T3_4"><text:s/></text:span><text:span text:style-name="T3_5">can</text:span><text:span text:style-name="T3_6"><text:s/></text:span><text:span text:style-name="T3_7">carry</text:span><text:span text:style-name="T3_8"><text:s/></text:span><text:span text:style-name="T3_9">west</text:span><text:span text:style-name="T3_10"><text:s/></text:span><text:span text:style-name="T3_11">nile</text:span><text:span text:style-name="T3_12"><text:s/></text:span><text:span text:style-name="T3_13">disease</text:span><text:span text:style-name="T3_14"><text:s/></text:span></text:p>
        </text:list-item>
        <text:list-item>
          <text:p text:style-name="P4"><text:span text:style-name="T4_1">Number</text:span><text:span text:style-name="T4_2"><text:s/></text:span><text:span text:style-name="T4_3">mosquitos</text:span></text:p>
        </text:list-item>
        <text:list-item>
          <text:p text:style-name="P5"><text:span text:style-name="T5_1">WNV</text:span><text:span text:style-name="T5_2"><text:s/></text:span><text:span text:style-name="T5_3">present</text:span></text:p>
        </text:list-item>
        <text:list-item>
          <text:p text:style-name="P6"><text:span text:style-name="T6_1">Lat</text:span><text:span text:style-name="T6_2"><text:s/></text:span><text:span text:style-name="T6_3">and</text:span><text:span text:style-name="T6_4"><text:s/></text:span><text:span text:style-name="T6_5">long</text:span><text:span text:style-name="T6_6"><text:s/>(</text:span><text:span text:style-name="T6_7">join</text:span><text:span text:style-name="T6_8"><text:s/></text:span><text:span text:style-name="T6_9">with</text:span><text:span text:style-name="T6_10"><text:s/></text:span><text:span text:style-name="T6_11">spray</text:span><text:span text:style-name="T6_12"><text:s/></text:span><text:span text:style-name="T6_13">data</text:span></text:p>
        </text:list-item>
      </text:list>
      <text:p text:style-name="P7"/>
      <text:p text:style-name="P8"><text:span text:style-name="T8_1">Spray</text:span><text:span text:style-name="T8_2"><text:s/></text:span><text:span text:style-name="T8_3">CSV</text:span></text:p>
      <text:list text:style-name="LS2" xml:id="list5">
        <text:list-item>
          <text:p text:style-name="P9"><text:span text:style-name="T9_1">Date</text:span><text:span text:style-name="T9_2">;<text:s/></text:span><text:span text:style-name="T9_3">likely</text:span><text:span text:style-name="T9_4"><text:s/></text:span><text:span text:style-name="T9_5">no</text:span><text:span text:style-name="T9_6"><text:s/></text:span><text:span text:style-name="T9_7">occurrences</text:span><text:span text:style-name="T9_8"><text:s/></text:span><text:span text:style-name="T9_9">in</text:span><text:span text:style-name="T9_10"><text:s/></text:span><text:span text:style-name="T9_11">Fall</text:span><text:span text:style-name="T9_12"><text:s/></text:span><text:span text:style-name="T9_13">and</text:span><text:span text:style-name="T9_14"><text:s/></text:span><text:span text:style-name="T9_15">Winter</text:span><text:span text:style-name="T9_16"><text:s/></text:span></text:p>
        </text:list-item>
        <text:list-item>
          <text:p text:style-name="P10"><text:span text:style-name="T10_1">Lat</text:span><text:span text:style-name="T10_2"><text:s/></text:span><text:span text:style-name="T10_3">and</text:span><text:span text:style-name="T10_4"><text:s/></text:span><text:span text:style-name="T10_5">longitude</text:span><text:span text:style-name="T10_6"><text:s/></text:span></text:p>
        </text:list-item>
      </text:list>
      <text:p text:style-name="P11"/>
      <text:p text:style-name="P12"><text:span text:style-name="T12_1">Weather</text:span><text:span text:style-name="T12_2"><text:s/></text:span><text:span text:style-name="T12_3">CSV</text:span></text:p>
      <text:p text:style-name="P13"/>
      <text:list text:style-name="LS3" xml:id="list7">
        <text:list-item>
          <text:p text:style-name="P14"><text:span text:style-name="T14_1">Wet</text:span><text:span text:style-name="T14_2"><text:s/></text:span><text:span text:style-name="T14_3">bulb</text:span></text:p>
        </text:list-item>
        <text:list-item>
          <text:p text:style-name="P15"><text:span text:style-name="T15_1">Water</text:span></text:p>
        </text:list-item>
        <text:list-item>
          <text:p text:style-name="P16"><text:span text:style-name="T16_1">Dew</text:span><text:span text:style-name="T16_2"><text:s/></text:span><text:span text:style-name="T16_3">point</text:span></text:p>
        </text:list-item>
        <text:list-item>
          <text:p text:style-name="P17"><text:span text:style-name="T17_1">Preciptotal</text:span></text:p>
        </text:list-item>
        <text:list-item>
          <text:p text:style-name="P18"><text:span text:style-name="T18_1">Snowfall</text:span></text:p>
        </text:list-item>
        <text:list-item>
          <text:p text:style-name="P19"><text:span text:style-name="T19_1">Coolness</text:span></text:p>
        </text:list-item>
        <text:list-item>
          <text:p text:style-name="P20"><text:span text:style-name="T20_1">Sunrise</text:span></text:p>
        </text:list-item>
        <text:list-item>
          <text:p text:style-name="P21"><text:span text:style-name="T21_1">Sunset</text:span></text:p>
        </text:list-item>
      </text:list>
      <text:p text:style-name="P22"/>
      <text:p text:style-name="P23"/>
      <text:p text:style-name="P24"><text:span text:style-name="T24_1">Tasks</text:span><text:span text:style-name="T24_2"><text:s/></text:span><text:span text:style-name="T24_3">So</text:span><text:span text:style-name="T24_4"><text:s/></text:span><text:span text:style-name="T24_5">Far</text:span><text:span text:style-name="T24_6">:</text:span></text:p>
      <text:p text:style-name="P25"/>
      <text:list text:style-name="LS4" xml:id="list15">
        <text:list-item>
          <text:p text:style-name="P26"><text:span text:style-name="T26_1">Plot</text:span><text:span text:style-name="T26_2"><text:s/></text:span><text:span text:style-name="T26_3">level</text:span><text:span text:style-name="T26_4"><text:s/></text:span><text:span text:style-name="T26_5">mosquitos</text:span><text:span text:style-name="T26_6"><text:s/></text:span><text:span text:style-name="T26_7">by</text:span><text:span text:style-name="T26_8"><text:s/></text:span><text:span text:style-name="T26_9">block</text:span><text:span text:style-name="T26_10"><text:s/></text:span><text:span text:style-name="T26_11">m</text:span><text:span text:style-name="T26_12">.</text:span><text:span text:style-name="T26_13">sanders</text:span></text:p>
        </text:list-item>
        <text:list-item>
          <text:p text:style-name="P27"><text:span text:style-name="T27_1">Binary</text:span><text:span text:style-name="T27_2"><text:s/></text:span><text:span text:style-name="T27_3">coding</text:span><text:span text:style-name="T27_4"><text:s/></text:span><text:span text:style-name="T27_5">for</text:span><text:span text:style-name="T27_6"><text:s/></text:span><text:span text:style-name="T27_7">mosquitos</text:span><text:span text:style-name="T27_8"><text:s/></text:span><text:span text:style-name="T27_9">that</text:span><text:span text:style-name="T27_10"><text:s/></text:span><text:span text:style-name="T27_11">carry</text:span><text:span text:style-name="T27_12"><text:s/></text:span><text:span text:style-name="T27_13">west</text:span><text:span text:style-name="T27_14"><text:s/></text:span><text:span text:style-name="T27_15">nile</text:span><text:span text:style-name="T27_16"><text:s/></text:span><text:span text:style-name="T27_17">virus</text:span><text:span text:style-name="T27_18"><text:s/>-</text:span><text:span text:style-name="T27_19">cp</text:span></text:p>
        </text:list-item>
        <text:list-item>
          <text:p text:style-name="P28"><text:span text:style-name="T28_1">Which</text:span><text:span text:style-name="T28_2"><text:s/></text:span><text:span text:style-name="T28_3">blocks</text:span><text:span text:style-name="T28_4"><text:s/></text:span><text:span text:style-name="T28_5">have</text:span><text:span text:style-name="T28_6"><text:s/></text:span><text:span text:style-name="T28_7">the</text:span><text:span text:style-name="T28_8"><text:s/></text:span><text:span text:style-name="T28_9">most</text:span><text:span text:style-name="T28_10"><text:s/></text:span><text:span text:style-name="T28_11">precipitation</text:span><text:span text:style-name="T28_12"><text:s/>-<text:s/></text:span><text:span text:style-name="T28_13">jared</text:span></text:p>
        </text:list-item>
        <text:list-item>
          <text:p text:style-name="P29"><text:span text:style-name="T29_1">Sam</text:span><text:span text:style-name="T29_2">??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